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5">
          <table:table-cell table:style-name="ce1" table:number-columns-repeated="9"/>
          <table:table-cell table:number-columns-repeated="16375"/>
        </table:table-row>
        <table:table-row table:style-name="ro1">
          <table:table-cell table:style-name="ce1" table:number-columns-repeated="2"/>
          <table:table-cell table:style-name="ce2" table:number-columns-repeated="7"/>
          <table:table-cell table:style-name="ce3" table:number-columns-repeated="6"/>
          <table:table-cell table:number-columns-repeated="16369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#</text:p>
          </table:table-cell>
          <table:table-cell table:style-name="ce1"/>
          <table:table-cell table:style-name="ce2" office:value-type="string" calcext:value-type="string">
            <text:p>Mintermos</text:p>
          </table:table-cell>
          <table:table-cell table:style-name="ce2"/>
          <table:table-cell table:style-name="ce1"/>
          <table:table-cell table:style-name="ce4" office:value-type="string" calcext:value-type="string">
            <text:p>Maxtermos</text:p>
          </table:table-cell>
          <table:table-cell table:style-name="ce1"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4" office:value-type="string" calcext:value-type="string">
            <text:p>w</text:p>
          </table:table-cell>
          <table:table-cell table:style-name="ce1"/>
          <table:table-cell table:style-name="ce4" office:value-type="string" calcext:value-type="string">
            <text:p>~x</text:p>
          </table:table-cell>
          <table:table-cell table:style-name="ce2" office:value-type="string" calcext:value-type="string">
            <text:p>~y</text:p>
          </table:table-cell>
          <table:table-cell table:style-name="ce4" office:value-type="string" calcext:value-type="string">
            <text:p>~z</text:p>
          </table:table-cell>
          <table:table-cell table:style-name="ce2" office:value-type="string" calcext:value-type="string">
            <text:p>~w</text:p>
          </table:table-cell>
          <table:table-cell table:style-name="ce4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~x&amp;~y&amp;~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y&amp;z&amp;w</text:p>
          </table:table-cell>
          <table:table-cell table:style-name="ce1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1"/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~x&amp;~y&amp;~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y&amp;z&amp;~w</text:p>
          </table:table-cell>
          <table:table-cell table:style-name="ce1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~x&amp;~y&amp;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y&amp;~z&amp;w</text:p>
          </table:table-cell>
          <table:table-cell table:style-name="ce1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~x&amp;~y&amp;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y&amp;~z&amp;~w</text:p>
          </table:table-cell>
          <table:table-cell table:style-name="ce1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~x&amp;y&amp;~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~y&amp;z&amp;w</text:p>
          </table:table-cell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~x&amp;y&amp;~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~y&amp;z&amp;~w</text:p>
          </table:table-cell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~x&amp;y&amp;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~y&amp;~z&amp;w</text:p>
          </table:table-cell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~x&amp;y&amp;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x&amp;~y&amp;~z&amp;~w</text:p>
          </table:table-cell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6364"/>
        </table:table-row>
        <table:table-row table:style-name="ro1">
          <table:table-cell table:style-name="ce1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x&amp;~y&amp;~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y&amp;z&amp;w</text:p>
          </table:table-cell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x&amp;~y&amp;~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y&amp;z&amp;~w</text:p>
          </table:table-cell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x&amp;~y&amp;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y&amp;~z&amp;w</text:p>
          </table:table-cell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x&amp;~y&amp;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y&amp;~z&amp;~w</text:p>
          </table:table-cell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x&amp;y&amp;~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~y&amp;z&amp;w</text:p>
          </table:table-cell>
          <table:table-cell table:style-name="ce1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x&amp;y&amp;~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~y&amp;z&amp;~w</text:p>
          </table:table-cell>
          <table:table-cell table:style-name="ce1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x&amp;y&amp;z&amp;~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~y&amp;~z&amp;w</text:p>
          </table:table-cell>
          <table:table-cell table:style-name="ce1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x&amp;y&amp;z&amp;w</text:p>
          </table:table-cell>
          <table:table-cell table:style-name="ce2"/>
          <table:table-cell table:style-name="ce1"/>
          <table:table-cell table:style-name="ce2" office:value-type="string" calcext:value-type="string">
            <text:p>~x&amp;~y&amp;~z&amp;~w</text:p>
          </table:table-cell>
          <table:table-cell table:style-name="ce1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2">
          <table:table-cell table:number-columns-repeated="2"/>
          <table:table-cell table:style-name="ce3" table:number-columns-repeated="13"/>
          <table:table-cell table:number-columns-repeated="16369"/>
        </table:table-row>
        <table:table-row table:style-name="ro2" table:number-rows-repeated="1048534">
          <table:table-cell table:number-columns-repeated="16384"/>
        </table:table-row>
        <table:table-row table:style-name="ro3" table:number-rows-repeated="1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7:17:40</meta:creation-date>
    <dc:date>2024-08-25T17:52:44.362370628</dc:date>
    <meta:generator>LibreOffice/24.2.5.2$Linux_X86_64 LibreOffice_project/420$Build-2</meta:generator>
    <meta:editing-duration>PT3M23S</meta:editing-duration>
    <meta:editing-cycles>1</meta:editing-cycles>
    <meta:document-statistic meta:table-count="1" meta:cell-count="187" meta:object-count="0"/>
    <meta:user-defined meta:name="AppVersion">16.0300</meta:user-defined>
  </office:meta>
</office:document-meta>
</file>